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Sans Bengali" svg:font-family="Noto Sans Bengali" style:font-family-generic="swiss" style:font-pitch="variable" svg:panose-1="0 0 0 0 0 0 0 0 0 0"/>
    <style:font-face style:name="Vrinda" svg:font-family="Vrinda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order-top="none" fo:border-left="none" fo:border-bottom="0.0104in solid #000000" fo:border-right="none" fo:padding-top="0in" fo:padding-left="0in" fo:padding-bottom="0.0138in" fo:padding-right="0in" style:shadow="non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3" style:parent-style-name="DefaultParagraphFont" style:family="text">
      <style:text-properties style:font-name="Noto Sans Bengali" style:font-name-complex="Noto Sans Bengali"/>
    </style:style>
    <style:style style:name="T4" style:parent-style-name="DefaultParagraphFont" style:family="text">
      <style:text-properties style:font-name="Noto Sans Bengali" style:font-name-complex="Noto Sans Bengali"/>
    </style:style>
    <style:style style:name="T5" style:parent-style-name="DefaultParagraphFont" style:family="text">
      <style:text-properties style:font-name="Noto Sans Bengali" style:font-name-complex="Noto Sans Bengali"/>
    </style:style>
    <style:style style:name="T6" style:parent-style-name="DefaultParagraphFont" style:family="text">
      <style:text-properties style:font-name="Noto Sans Bengali" style:font-name-complex="Noto Sans Bengali"/>
    </style:style>
    <style:style style:name="T7" style:parent-style-name="DefaultParagraphFont" style:family="text">
      <style:text-properties style:font-name="Noto Sans Bengali" style:font-name-complex="Noto Sans Bengali"/>
    </style:style>
    <style:style style:name="T8" style:parent-style-name="DefaultParagraphFont" style:family="text">
      <style:text-properties style:font-name="Noto Sans Bengali" style:font-name-complex="Noto Sans Bengali"/>
    </style:style>
    <style:style style:name="T9" style:parent-style-name="DefaultParagraphFont" style:family="text">
      <style:text-properties style:font-name="Noto Sans Bengali" style:font-name-complex="Noto Sans Bengali"/>
    </style:style>
    <style:style style:name="T10" style:parent-style-name="DefaultParagraphFont" style:family="text">
      <style:text-properties style:font-name="Noto Sans Bengali" style:font-name-complex="Noto Sans Bengali"/>
    </style:style>
    <style:style style:name="T11" style:parent-style-name="DefaultParagraphFont" style:family="text">
      <style:text-properties style:font-name="Noto Sans Bengali" style:font-name-complex="Noto Sans Bengali"/>
    </style:style>
    <style:style style:name="T12" style:parent-style-name="DefaultParagraphFont" style:family="text">
      <style:text-properties style:font-name="Noto Sans Bengali" style:font-name-complex="Noto Sans Bengali"/>
    </style:style>
    <style:style style:name="T13" style:parent-style-name="DefaultParagraphFont" style:family="text">
      <style:text-properties style:font-name="Noto Sans Bengali" style:font-name-complex="Noto Sans Bengali"/>
    </style:style>
    <style:style style:name="T14" style:parent-style-name="DefaultParagraphFont" style:family="text">
      <style:text-properties style:font-name="Noto Sans Bengali" style:font-name-complex="Noto Sans Bengali"/>
    </style:style>
    <style:style style:name="P15" style:parent-style-name="Normal" style:family="paragraph">
      <style:text-properties style:font-name="Noto Sans Bengali" style:font-name-complex="Noto Sans Bengali"/>
    </style:style>
    <style:style style:name="T16" style:parent-style-name="DefaultParagraphFont" style:family="text">
      <style:text-properties style:font-name="Noto Sans Bengali" style:font-name-complex="Noto Sans Bengali"/>
    </style:style>
    <style:style style:name="T17" style:parent-style-name="DefaultParagraphFont" style:family="text">
      <style:text-properties style:font-name="Noto Sans Bengali" style:font-name-complex="Noto Sans Bengali"/>
    </style:style>
    <style:style style:name="T18" style:parent-style-name="DefaultParagraphFont" style:family="text">
      <style:text-properties style:font-name="Noto Sans Bengali" style:font-name-complex="Noto Sans Bengali"/>
    </style:style>
    <style:style style:name="T19" style:parent-style-name="DefaultParagraphFont" style:family="text">
      <style:text-properties style:font-name-complex="Noto Sans Bengali"/>
    </style:style>
    <style:style style:name="T20" style:parent-style-name="DefaultParagraphFont" style:family="text">
      <style:text-properties style:font-name="Noto Sans Bengali" style:font-name-complex="Noto Sans Bengali"/>
    </style:style>
    <style:style style:name="T21" style:parent-style-name="DefaultParagraphFont" style:family="text">
      <style:text-properties style:font-name="Noto Sans Bengali" style:font-name-complex="Noto Sans Bengali"/>
    </style:style>
    <style:style style:name="T22" style:parent-style-name="DefaultParagraphFont" style:family="text">
      <style:text-properties style:font-name="Noto Sans Bengali" style:font-name-complex="Noto Sans Bengali"/>
    </style:style>
    <style:style style:name="T23" style:parent-style-name="DefaultParagraphFont" style:family="text">
      <style:text-properties style:font-name="Noto Sans Bengali" style:font-name-complex="Noto Sans Bengali"/>
    </style:style>
    <style:style style:name="T24" style:parent-style-name="DefaultParagraphFont" style:family="text">
      <style:text-properties style:font-name="Noto Sans Bengali" style:font-name-complex="Noto Sans Bengali"/>
    </style:style>
    <style:style style:name="T25" style:parent-style-name="DefaultParagraphFont" style:family="text">
      <style:text-properties style:font-name="Noto Sans Bengali" style:font-name-complex="Noto Sans Bengali"/>
    </style:style>
    <style:style style:name="T26" style:parent-style-name="DefaultParagraphFont" style:family="text">
      <style:text-properties style:font-name="Noto Sans Bengali" style:font-name-complex="Noto Sans Bengali"/>
    </style:style>
    <style:style style:name="T27" style:parent-style-name="DefaultParagraphFont" style:family="text">
      <style:text-properties style:font-name="Noto Sans Bengali" style:font-name-complex="Noto Sans Bengali"/>
    </style:style>
    <style:style style:name="T28" style:parent-style-name="DefaultParagraphFont" style:family="text">
      <style:text-properties style:font-name="Noto Sans Bengali" style:font-name-complex="Noto Sans Bengali"/>
    </style:style>
    <style:style style:name="T29" style:parent-style-name="DefaultParagraphFont" style:family="text">
      <style:text-properties style:font-name="Noto Sans Bengali" style:font-name-complex="Noto Sans Bengali"/>
    </style:style>
    <style:style style:name="T30" style:parent-style-name="DefaultParagraphFont" style:family="text">
      <style:text-properties style:font-name="Noto Sans Bengali" style:font-name-complex="Noto Sans Bengali"/>
    </style:style>
    <style:style style:name="T31" style:parent-style-name="DefaultParagraphFont" style:family="text">
      <style:text-properties style:font-name="Noto Sans Bengali" style:font-name-complex="Noto Sans Bengali"/>
    </style:style>
    <style:style style:name="T32" style:parent-style-name="DefaultParagraphFont" style:family="text">
      <style:text-properties style:font-name="Noto Sans Bengali" style:font-name-complex="Noto Sans Bengali"/>
    </style:style>
    <style:style style:name="T33" style:parent-style-name="DefaultParagraphFont" style:family="text">
      <style:text-properties style:font-name="Noto Sans Bengali" style:font-name-complex="Noto Sans Bengali"/>
    </style:style>
    <style:style style:name="T34" style:parent-style-name="DefaultParagraphFont" style:family="text">
      <style:text-properties style:font-name="Noto Sans Bengali" style:font-name-complex="Noto Sans Bengali"/>
    </style:style>
    <style:style style:name="T35" style:parent-style-name="DefaultParagraphFont" style:family="text">
      <style:text-properties style:font-name="Noto Sans Bengali" style:font-name-complex="Noto Sans Bengali"/>
    </style:style>
    <style:style style:name="T36" style:parent-style-name="DefaultParagraphFont" style:family="text">
      <style:text-properties style:font-name="Noto Sans Bengali" style:font-name-complex="Noto Sans Bengali"/>
    </style:style>
    <style:style style:name="T37" style:parent-style-name="DefaultParagraphFont" style:family="text">
      <style:text-properties style:font-name="Noto Sans Bengali" style:font-name-complex="Noto Sans Bengali"/>
    </style:style>
    <style:style style:name="T38" style:parent-style-name="DefaultParagraphFont" style:family="text">
      <style:text-properties style:font-name="Noto Sans Bengali" style:font-name-complex="Noto Sans Bengali"/>
    </style:style>
    <style:style style:name="T39" style:parent-style-name="DefaultParagraphFont" style:family="text">
      <style:text-properties style:font-name="Noto Sans Bengali" style:font-name-complex="Noto Sans Bengali"/>
    </style:style>
    <style:style style:name="T40" style:parent-style-name="DefaultParagraphFont" style:family="text">
      <style:text-properties style:font-name="Noto Sans Bengali" style:font-name-complex="Noto Sans Bengali"/>
    </style:style>
    <style:style style:name="T41" style:parent-style-name="DefaultParagraphFont" style:family="text">
      <style:text-properties style:font-name="Noto Sans Bengali" style:font-name-complex="Noto Sans Bengali"/>
    </style:style>
    <style:style style:name="T42" style:parent-style-name="DefaultParagraphFont" style:family="text">
      <style:text-properties style:font-name="Noto Sans Bengali" style:font-name-complex="Noto Sans Bengali"/>
    </style:style>
    <style:style style:name="T43" style:parent-style-name="DefaultParagraphFont" style:family="text">
      <style:text-properties style:font-name="Noto Sans Bengali" style:font-name-complex="Noto Sans Bengali"/>
    </style:style>
    <style:style style:name="T44" style:parent-style-name="DefaultParagraphFont" style:family="text">
      <style:text-properties style:font-name="Noto Sans Bengali" style:font-name-complex="Noto Sans Bengali"/>
    </style:style>
    <style:style style:name="T45" style:parent-style-name="DefaultParagraphFont" style:family="text">
      <style:text-properties style:font-name="Noto Sans Bengali" style:font-name-complex="Noto Sans Bengali"/>
    </style:style>
    <style:style style:name="T46" style:parent-style-name="DefaultParagraphFont" style:family="text">
      <style:text-properties style:font-name="Noto Sans Bengali" style:font-name-complex="Noto Sans Bengali"/>
    </style:style>
    <style:style style:name="T47" style:parent-style-name="DefaultParagraphFont" style:family="text">
      <style:text-properties style:font-name="Noto Sans Bengali" style:font-name-complex="Noto Sans Bengali"/>
    </style:style>
    <style:style style:name="T48" style:parent-style-name="DefaultParagraphFont" style:family="text">
      <style:text-properties style:font-name="Noto Sans Bengali" style:font-name-complex="Noto Sans Bengali"/>
    </style:style>
    <style:style style:name="T49" style:parent-style-name="DefaultParagraphFont" style:family="text">
      <style:text-properties style:font-name="Noto Sans Bengali" style:font-name-complex="Noto Sans Bengali"/>
    </style:style>
    <style:style style:name="T50" style:parent-style-name="DefaultParagraphFont" style:family="text">
      <style:text-properties style:font-name="Noto Sans Bengali" style:font-name-complex="Noto Sans Bengali"/>
    </style:style>
    <style:style style:name="T51" style:parent-style-name="DefaultParagraphFont" style:family="text">
      <style:text-properties style:font-name="Noto Sans Bengali" style:font-name-complex="Noto Sans Bengali"/>
    </style:style>
    <style:style style:name="T52" style:parent-style-name="DefaultParagraphFont" style:family="text">
      <style:text-properties style:font-name="Noto Sans Bengali" style:font-name-complex="Noto Sans Bengali"/>
    </style:style>
    <style:style style:name="T53" style:parent-style-name="DefaultParagraphFont" style:family="text">
      <style:text-properties style:font-name="Noto Sans Bengali" style:font-name-complex="Noto Sans Bengali"/>
    </style:style>
    <style:style style:name="T54" style:parent-style-name="DefaultParagraphFont" style:family="text">
      <style:text-properties style:font-name="Noto Sans Bengali" style:font-name-complex="Noto Sans Bengali"/>
    </style:style>
    <style:style style:name="T55" style:parent-style-name="DefaultParagraphFont" style:family="text">
      <style:text-properties style:font-name="Noto Sans Bengali" style:font-name-complex="Noto Sans Bengali"/>
    </style:style>
    <style:style style:name="T56" style:parent-style-name="DefaultParagraphFont" style:family="text">
      <style:text-properties style:font-name="Noto Sans Bengali" style:font-name-complex="Noto Sans Bengali"/>
    </style:style>
    <style:style style:name="T57" style:parent-style-name="DefaultParagraphFont" style:family="text">
      <style:text-properties style:font-name="Noto Sans Bengali" style:font-name-complex="Noto Sans Bengali"/>
    </style:style>
    <style:style style:name="T58" style:parent-style-name="DefaultParagraphFont" style:family="text">
      <style:text-properties style:font-name="Noto Sans Bengali" style:font-name-complex="Noto Sans Bengali"/>
    </style:style>
    <style:style style:name="T59" style:parent-style-name="DefaultParagraphFont" style:family="text">
      <style:text-properties style:font-name="Noto Sans Bengali" style:font-name-complex="Noto Sans Bengali"/>
    </style:style>
    <style:style style:name="T60" style:parent-style-name="DefaultParagraphFont" style:family="text">
      <style:text-properties style:font-name="Noto Sans Bengali" style:font-name-complex="Noto Sans Bengali"/>
    </style:style>
    <style:style style:name="T61" style:parent-style-name="DefaultParagraphFont" style:family="text">
      <style:text-properties style:font-name="Noto Sans Bengali" style:font-name-complex="Noto Sans Bengali"/>
    </style:style>
    <style:style style:name="T62" style:parent-style-name="DefaultParagraphFont" style:family="text">
      <style:text-properties style:font-name="Noto Sans Bengali" style:font-name-complex="Noto Sans Bengali"/>
    </style:style>
    <style:style style:name="T63" style:parent-style-name="DefaultParagraphFont" style:family="text">
      <style:text-properties style:font-name="Noto Sans Bengali" style:font-name-complex="Noto Sans Bengali"/>
    </style:style>
    <style:style style:name="T64" style:parent-style-name="DefaultParagraphFont" style:family="text">
      <style:text-properties style:font-name="Noto Sans Bengali" style:font-name-complex="Noto Sans Bengali"/>
    </style:style>
    <style:style style:name="T65" style:parent-style-name="DefaultParagraphFont" style:family="text">
      <style:text-properties style:font-name="Noto Sans Bengali" style:font-name-complex="Noto Sans Bengali"/>
    </style:style>
    <style:style style:name="T66" style:parent-style-name="DefaultParagraphFont" style:family="text">
      <style:text-properties style:font-name="Noto Sans Bengali" style:font-name-complex="Noto Sans Bengali"/>
    </style:style>
    <style:style style:name="T67" style:parent-style-name="DefaultParagraphFont" style:family="text">
      <style:text-properties style:font-name="Noto Sans Bengali" style:font-name-complex="Noto Sans Bengali"/>
    </style:style>
    <style:style style:name="T68" style:parent-style-name="DefaultParagraphFont" style:family="text">
      <style:text-properties style:font-name="Noto Sans Bengali" style:font-name-complex="Noto Sans Bengali"/>
    </style:style>
    <style:style style:name="T69" style:parent-style-name="DefaultParagraphFont" style:family="text">
      <style:text-properties style:font-name="Noto Sans Bengali" style:font-name-complex="Noto Sans Bengali"/>
    </style:style>
    <style:style style:name="T70" style:parent-style-name="DefaultParagraphFont" style:family="text">
      <style:text-properties style:font-name="Noto Sans Bengali" style:font-name-complex="Noto Sans Bengali"/>
    </style:style>
    <style:style style:name="T71" style:parent-style-name="DefaultParagraphFont" style:family="text">
      <style:text-properties style:font-name="Noto Sans Bengali" style:font-name-complex="Noto Sans Bengali"/>
    </style:style>
    <style:style style:name="T72" style:parent-style-name="DefaultParagraphFont" style:family="text">
      <style:text-properties style:font-name="Noto Sans Bengali" style:font-name-complex="Noto Sans Bengali"/>
    </style:style>
    <style:style style:name="T73" style:parent-style-name="DefaultParagraphFont" style:family="text">
      <style:text-properties style:font-name="Noto Sans Bengali" style:font-name-complex="Noto Sans Bengali"/>
    </style:style>
    <style:style style:name="T74" style:parent-style-name="DefaultParagraphFont" style:family="text">
      <style:text-properties style:font-name="Noto Sans Bengali" style:font-name-complex="Noto Sans Bengali"/>
    </style:style>
    <style:style style:name="T75" style:parent-style-name="DefaultParagraphFont" style:family="text">
      <style:text-properties style:font-name="Noto Sans Bengali" style:font-name-complex="Noto Sans Bengali"/>
    </style:style>
    <style:style style:name="T76" style:parent-style-name="DefaultParagraphFont" style:family="text">
      <style:text-properties style:font-name="Noto Sans Bengali" style:font-name-complex="Noto Sans Bengali"/>
    </style:style>
    <style:style style:name="T77" style:parent-style-name="DefaultParagraphFont" style:family="text">
      <style:text-properties style:font-name="Noto Sans Bengali" style:font-name-complex="Noto Sans Bengali"/>
    </style:style>
    <style:style style:name="T78" style:parent-style-name="DefaultParagraphFont" style:family="text">
      <style:text-properties style:font-name="Noto Sans Bengali" style:font-name-complex="Noto Sans Bengali"/>
    </style:style>
    <style:style style:name="T79" style:parent-style-name="DefaultParagraphFont" style:family="text">
      <style:text-properties style:font-name="Noto Sans Bengali" style:font-name-complex="Noto Sans Bengali"/>
    </style:style>
    <style:style style:name="T80" style:parent-style-name="DefaultParagraphFont" style:family="text">
      <style:text-properties style:font-name="Noto Sans Bengali" style:font-name-complex="Noto Sans Bengali"/>
    </style:style>
    <style:style style:name="T81" style:parent-style-name="DefaultParagraphFont" style:family="text">
      <style:text-properties style:font-name="Noto Sans Bengali" style:font-name-complex="Noto Sans Bengali"/>
    </style:style>
    <style:style style:name="T82" style:parent-style-name="DefaultParagraphFont" style:family="text">
      <style:text-properties style:font-name="Noto Sans Bengali" style:font-name-complex="Noto Sans Bengali"/>
    </style:style>
    <style:style style:name="T83" style:parent-style-name="DefaultParagraphFont" style:family="text">
      <style:text-properties style:font-name="Noto Sans Bengali" style:font-name-complex="Noto Sans Bengali"/>
    </style:style>
    <style:style style:name="T84" style:parent-style-name="DefaultParagraphFont" style:family="text">
      <style:text-properties style:font-name="Noto Sans Bengali" style:font-name-complex="Noto Sans Bengali"/>
    </style:style>
    <style:style style:name="T85" style:parent-style-name="DefaultParagraphFont" style:family="text">
      <style:text-properties style:font-name="Noto Sans Bengali" style:font-name-complex="Noto Sans Bengali"/>
    </style:style>
    <style:style style:name="T86" style:parent-style-name="DefaultParagraphFont" style:family="text">
      <style:text-properties style:font-name="Noto Sans Bengali" style:font-name-complex="Noto Sans Bengali"/>
    </style:style>
    <style:style style:name="T87" style:parent-style-name="DefaultParagraphFont" style:family="text">
      <style:text-properties style:font-name="Noto Sans Bengali" style:font-name-complex="Noto Sans Bengali"/>
    </style:style>
    <style:style style:name="T88" style:parent-style-name="DefaultParagraphFont" style:family="text">
      <style:text-properties style:font-name="Noto Sans Bengali" style:font-name-complex="Noto Sans Bengali"/>
    </style:style>
    <style:style style:name="T89" style:parent-style-name="DefaultParagraphFont" style:family="text">
      <style:text-properties style:font-name="Noto Sans Bengali" style:font-name-complex="Noto Sans Bengali"/>
    </style:style>
    <style:style style:name="T90" style:parent-style-name="DefaultParagraphFont" style:family="text">
      <style:text-properties style:font-name="Noto Sans Bengali" style:font-name-complex="Noto Sans Bengali"/>
    </style:style>
    <style:style style:name="T91" style:parent-style-name="DefaultParagraphFont" style:family="text">
      <style:text-properties style:font-name="Noto Sans Bengali" style:font-name-complex="Noto Sans Bengali"/>
    </style:style>
    <style:style style:name="T92" style:parent-style-name="DefaultParagraphFont" style:family="text">
      <style:text-properties style:font-name="Noto Sans Bengali" style:font-name-complex="Noto Sans Bengali"/>
    </style:style>
    <style:style style:name="T93" style:parent-style-name="DefaultParagraphFont" style:family="text">
      <style:text-properties style:font-name="Noto Sans Bengali" style:font-name-complex="Noto Sans Bengali"/>
    </style:style>
    <style:style style:name="T94" style:parent-style-name="DefaultParagraphFont" style:family="text">
      <style:text-properties style:font-name="Noto Sans Bengali" style:font-name-complex="Noto Sans Bengali"/>
    </style:style>
    <style:style style:name="T95" style:parent-style-name="DefaultParagraphFont" style:family="text">
      <style:text-properties style:font-name="Noto Sans Bengali" style:font-name-complex="Noto Sans Bengali"/>
    </style:style>
    <style:style style:name="T96" style:parent-style-name="DefaultParagraphFont" style:family="text">
      <style:text-properties style:font-name="Noto Sans Bengali" style:font-name-complex="Noto Sans Bengali"/>
    </style:style>
    <style:style style:name="T97" style:parent-style-name="DefaultParagraphFont" style:family="text">
      <style:text-properties style:font-name="Noto Sans Bengali" style:font-name-complex="Noto Sans Bengali"/>
    </style:style>
    <style:style style:name="T98" style:parent-style-name="DefaultParagraphFont" style:family="text">
      <style:text-properties style:font-name="Noto Sans Bengali" style:font-name-complex="Noto Sans Bengali"/>
    </style:style>
    <style:style style:name="T99" style:parent-style-name="DefaultParagraphFont" style:family="text">
      <style:text-properties style:font-name="Noto Sans Bengali" style:font-name-complex="Noto Sans Bengali"/>
    </style:style>
    <style:style style:name="T100" style:parent-style-name="DefaultParagraphFont" style:family="text">
      <style:text-properties style:font-name="Noto Sans Bengali" style:font-name-complex="Noto Sans Bengali"/>
    </style:style>
    <style:style style:name="T101" style:parent-style-name="DefaultParagraphFont" style:family="text">
      <style:text-properties style:font-name="Noto Sans Bengali" style:font-name-complex="Noto Sans Bengali"/>
    </style:style>
    <style:style style:name="T102" style:parent-style-name="DefaultParagraphFont" style:family="text">
      <style:text-properties style:font-name="Noto Sans Bengali" style:font-name-complex="Noto Sans Bengali"/>
    </style:style>
    <style:style style:name="T103" style:parent-style-name="DefaultParagraphFont" style:family="text">
      <style:text-properties style:font-name="Noto Sans Bengali" style:font-name-complex="Noto Sans Bengali"/>
    </style:style>
    <style:style style:name="T104" style:parent-style-name="DefaultParagraphFont" style:family="text">
      <style:text-properties style:font-name="Noto Sans Bengali" style:font-name-complex="Noto Sans Bengali"/>
    </style:style>
    <style:style style:name="T105" style:parent-style-name="DefaultParagraphFont" style:family="text">
      <style:text-properties style:font-name="Noto Sans Bengali" style:font-name-complex="Noto Sans Bengali"/>
    </style:style>
    <style:style style:name="T106" style:parent-style-name="DefaultParagraphFont" style:family="text">
      <style:text-properties style:font-name="Noto Sans Bengali" style:font-name-complex="Noto Sans Bengali"/>
    </style:style>
    <style:style style:name="T107" style:parent-style-name="DefaultParagraphFont" style:family="text">
      <style:text-properties style:font-name="Noto Sans Bengali" style:font-name-complex="Noto Sans Bengali"/>
    </style:style>
    <style:style style:name="T108" style:parent-style-name="DefaultParagraphFont" style:family="text">
      <style:text-properties style:font-name="Noto Sans Bengali" style:font-name-complex="Noto Sans Bengali"/>
    </style:style>
    <style:style style:name="T109" style:parent-style-name="DefaultParagraphFont" style:family="text">
      <style:text-properties style:font-name="Noto Sans Bengali" style:font-name-complex="Noto Sans Bengali"/>
    </style:style>
    <style:style style:name="T110" style:parent-style-name="DefaultParagraphFont" style:family="text">
      <style:text-properties style:font-name="Noto Sans Bengali" style:font-name-complex="Noto Sans Bengali"/>
    </style:style>
    <style:style style:name="T111" style:parent-style-name="DefaultParagraphFont" style:family="text">
      <style:text-properties style:font-name="Noto Sans Bengali" style:font-name-complex="Noto Sans Bengali"/>
    </style:style>
    <style:style style:name="T112" style:parent-style-name="DefaultParagraphFont" style:family="text">
      <style:text-properties style:font-name="Noto Sans Bengali" style:font-name-complex="Noto Sans Bengali"/>
    </style:style>
    <style:style style:name="T113" style:parent-style-name="DefaultParagraphFont" style:family="text">
      <style:text-properties style:font-name="Noto Sans Bengali" style:font-name-complex="Noto Sans Bengali"/>
    </style:style>
    <style:style style:name="T114" style:parent-style-name="DefaultParagraphFont" style:family="text">
      <style:text-properties style:font-name="Noto Sans Bengali" style:font-name-complex="Noto Sans Bengali"/>
    </style:style>
    <style:style style:name="T115" style:parent-style-name="DefaultParagraphFont" style:family="text">
      <style:text-properties style:font-name="Noto Sans Bengali" style:font-name-complex="Noto Sans Bengali"/>
    </style:style>
    <style:style style:name="T116" style:parent-style-name="DefaultParagraphFont" style:family="text">
      <style:text-properties style:font-name="Noto Sans Bengali" style:font-name-complex="Noto Sans Bengali"/>
    </style:style>
    <style:style style:name="T117" style:parent-style-name="DefaultParagraphFont" style:family="text">
      <style:text-properties style:font-name="Noto Sans Bengali" style:font-name-complex="Noto Sans Bengali"/>
    </style:style>
    <style:style style:name="T118" style:parent-style-name="DefaultParagraphFont" style:family="text">
      <style:text-properties style:font-name="Noto Sans Bengali" style:font-name-complex="Noto Sans Bengali"/>
    </style:style>
    <style:style style:name="T119" style:parent-style-name="DefaultParagraphFont" style:family="text">
      <style:text-properties style:font-name="Noto Sans Bengali" style:font-name-complex="Noto Sans Bengali"/>
    </style:style>
    <style:style style:name="T120" style:parent-style-name="DefaultParagraphFont" style:family="text">
      <style:text-properties style:font-name="Noto Sans Bengali" style:font-name-complex="Noto Sans Bengali"/>
    </style:style>
    <style:style style:name="T121" style:parent-style-name="DefaultParagraphFont" style:family="text">
      <style:text-properties style:font-name="Noto Sans Bengali" style:font-name-complex="Noto Sans Bengali"/>
    </style:style>
    <style:style style:name="T122" style:parent-style-name="DefaultParagraphFont" style:family="text">
      <style:text-properties style:font-name="Noto Sans Bengali" style:font-name-complex="Noto Sans Bengali"/>
    </style:style>
    <style:style style:name="T123" style:parent-style-name="DefaultParagraphFont" style:family="text">
      <style:text-properties style:font-name="Noto Sans Bengali" style:font-name-complex="Noto Sans Bengali"/>
    </style:style>
    <style:style style:name="T124" style:parent-style-name="DefaultParagraphFont" style:family="text">
      <style:text-properties style:font-name="Noto Sans Bengali" style:font-name-complex="Noto Sans Bengali"/>
    </style:style>
    <style:style style:name="T125" style:parent-style-name="DefaultParagraphFont" style:family="text">
      <style:text-properties style:font-name="Noto Sans Bengali" style:font-name-complex="Noto Sans Bengali"/>
    </style:style>
    <style:style style:name="T126" style:parent-style-name="DefaultParagraphFont" style:family="text">
      <style:text-properties style:font-name="Noto Sans Bengali" style:font-name-complex="Noto Sans Bengali"/>
    </style:style>
    <style:style style:name="T127" style:parent-style-name="DefaultParagraphFont" style:family="text">
      <style:text-properties style:font-name="Noto Sans Bengali" style:font-name-complex="Noto Sans Bengali"/>
    </style:style>
    <style:style style:name="T128" style:parent-style-name="DefaultParagraphFont" style:family="text">
      <style:text-properties style:font-name="Noto Sans Bengali" style:font-name-complex="Noto Sans Bengali"/>
    </style:style>
    <style:style style:name="T129" style:parent-style-name="DefaultParagraphFont" style:family="text">
      <style:text-properties style:font-name="Noto Sans Bengali" style:font-name-complex="Noto Sans Bengali"/>
    </style:style>
    <style:style style:name="T130" style:parent-style-name="DefaultParagraphFont" style:family="text">
      <style:text-properties style:font-name="Noto Sans Bengali" style:font-name-complex="Noto Sans Bengali"/>
    </style:style>
    <style:style style:name="T131" style:parent-style-name="DefaultParagraphFont" style:family="text">
      <style:text-properties style:font-name="Noto Sans Bengali" style:font-name-complex="Noto Sans Bengali"/>
    </style:style>
    <style:style style:name="T132" style:parent-style-name="DefaultParagraphFont" style:family="text">
      <style:text-properties style:font-name="Noto Sans Bengali" style:font-name-complex="Noto Sans Bengali"/>
    </style:style>
    <style:style style:name="T133" style:parent-style-name="DefaultParagraphFont" style:family="text">
      <style:text-properties style:font-name="Noto Sans Bengali" style:font-name-complex="Noto Sans Bengali"/>
    </style:style>
    <style:style style:name="T134" style:parent-style-name="DefaultParagraphFont" style:family="text">
      <style:text-properties style:font-name="Noto Sans Bengali" style:font-name-complex="Noto Sans Bengali"/>
    </style:style>
    <style:style style:name="T135" style:parent-style-name="DefaultParagraphFont" style:family="text">
      <style:text-properties style:font-name="Noto Sans Bengali" style:font-name-complex="Noto Sans Bengali"/>
    </style:style>
    <style:style style:name="T136" style:parent-style-name="DefaultParagraphFont" style:family="text">
      <style:text-properties style:font-name="Noto Sans Bengali" style:font-name-complex="Noto Sans Bengali"/>
    </style:style>
    <style:style style:name="T137" style:parent-style-name="DefaultParagraphFont" style:family="text">
      <style:text-properties style:font-name="Noto Sans Bengali" style:font-name-complex="Noto Sans Bengali"/>
    </style:style>
    <style:style style:name="T138" style:parent-style-name="DefaultParagraphFont" style:family="text">
      <style:text-properties style:font-name="Noto Sans Bengali" style:font-name-complex="Noto Sans Bengali"/>
    </style:style>
    <style:style style:name="T139" style:parent-style-name="DefaultParagraphFont" style:family="text">
      <style:text-properties style:font-name="Noto Sans Bengali" style:font-name-complex="Noto Sans Bengali"/>
    </style:style>
    <style:style style:name="T140" style:parent-style-name="DefaultParagraphFont" style:family="text">
      <style:text-properties style:font-name="Noto Sans Bengali" style:font-name-complex="Noto Sans Bengali"/>
    </style:style>
    <style:style style:name="T141" style:parent-style-name="DefaultParagraphFont" style:family="text">
      <style:text-properties style:font-name="Noto Sans Bengali" style:font-name-complex="Noto Sans Bengali"/>
    </style:style>
    <style:style style:name="T142" style:parent-style-name="DefaultParagraphFont" style:family="text">
      <style:text-properties style:font-name="Noto Sans Bengali" style:font-name-complex="Noto Sans Bengali"/>
    </style:style>
    <style:style style:name="T143" style:parent-style-name="DefaultParagraphFont" style:family="text">
      <style:text-properties style:font-name="Noto Sans Bengali" style:font-name-complex="Noto Sans Bengali"/>
    </style:style>
    <style:style style:name="T144" style:parent-style-name="DefaultParagraphFont" style:family="text">
      <style:text-properties style:font-name="Noto Sans Bengali" style:font-name-complex="Noto Sans Bengali"/>
    </style:style>
    <style:style style:name="T145" style:parent-style-name="DefaultParagraphFont" style:family="text">
      <style:text-properties style:font-name="Noto Sans Bengali" style:font-name-complex="Noto Sans Bengali"/>
    </style:style>
    <style:style style:name="T146" style:parent-style-name="DefaultParagraphFont" style:family="text">
      <style:text-properties style:font-name="Noto Sans Bengali" style:font-name-complex="Noto Sans Bengali"/>
    </style:style>
    <style:style style:name="T147" style:parent-style-name="DefaultParagraphFont" style:family="text">
      <style:text-properties style:font-name="Noto Sans Bengali" style:font-name-complex="Noto Sans Bengali"/>
    </style:style>
    <style:style style:name="T148" style:parent-style-name="DefaultParagraphFont" style:family="text">
      <style:text-properties style:font-name="Noto Sans Bengali" style:font-name-complex="Noto Sans Bengali"/>
    </style:style>
    <style:style style:name="T149" style:parent-style-name="DefaultParagraphFont" style:family="text">
      <style:text-properties style:font-name="Noto Sans Bengali" style:font-name-complex="Noto Sans Bengali"/>
    </style:style>
    <style:style style:name="T150" style:parent-style-name="DefaultParagraphFont" style:family="text">
      <style:text-properties style:font-name="Noto Sans Bengali" style:font-name-complex="Noto Sans Bengali"/>
    </style:style>
    <style:style style:name="T151" style:parent-style-name="DefaultParagraphFont" style:family="text">
      <style:text-properties style:font-name="Noto Sans Bengali" style:font-name-complex="Noto Sans Bengali"/>
    </style:style>
    <style:style style:name="T152" style:parent-style-name="DefaultParagraphFont" style:family="text">
      <style:text-properties style:font-name="Noto Sans Bengali" style:font-name-complex="Noto Sans Bengali"/>
    </style:style>
    <style:style style:name="T153" style:parent-style-name="DefaultParagraphFont" style:family="text">
      <style:text-properties style:font-name="Noto Sans Bengali" style:font-name-complex="Noto Sans Bengali"/>
    </style:style>
    <style:style style:name="T154" style:parent-style-name="DefaultParagraphFont" style:family="text">
      <style:text-properties style:font-name="Noto Sans Bengali" style:font-name-complex="Noto Sans Bengali"/>
    </style:style>
    <style:style style:name="T155" style:parent-style-name="DefaultParagraphFont" style:family="text">
      <style:text-properties style:font-name="Noto Sans Bengali" style:font-name-complex="Noto Sans Bengali"/>
    </style:style>
    <style:style style:name="T156" style:parent-style-name="DefaultParagraphFont" style:family="text">
      <style:text-properties style:font-name="Noto Sans Bengali" style:font-name-complex="Noto Sans Bengali"/>
    </style:style>
    <style:style style:name="T157" style:parent-style-name="DefaultParagraphFont" style:family="text">
      <style:text-properties style:font-name="Noto Sans Bengali" style:font-name-complex="Noto Sans Bengali"/>
    </style:style>
    <style:style style:name="T158" style:parent-style-name="DefaultParagraphFont" style:family="text">
      <style:text-properties style:font-name="Noto Sans Bengali" style:font-name-complex="Noto Sans Bengali"/>
    </style:style>
    <style:style style:name="T159" style:parent-style-name="DefaultParagraphFont" style:family="text">
      <style:text-properties style:font-name="Noto Sans Bengali" style:font-name-complex="Noto Sans Bengali"/>
    </style:style>
    <style:style style:name="T160" style:parent-style-name="DefaultParagraphFont" style:family="text">
      <style:text-properties style:font-name="Noto Sans Bengali" style:font-name-complex="Noto Sans Bengali"/>
    </style:style>
    <style:style style:name="T161" style:parent-style-name="DefaultParagraphFont" style:family="text">
      <style:text-properties style:font-name="Noto Sans Bengali" style:font-name-complex="Noto Sans Bengali"/>
    </style:style>
    <style:style style:name="T162" style:parent-style-name="DefaultParagraphFont" style:family="text">
      <style:text-properties style:font-name="Noto Sans Bengali" style:font-name-complex="Noto Sans Bengali"/>
    </style:style>
    <style:style style:name="T163" style:parent-style-name="DefaultParagraphFont" style:family="text">
      <style:text-properties style:font-name="Noto Sans Bengali" style:font-name-complex="Noto Sans Bengali"/>
    </style:style>
    <style:style style:name="T164" style:parent-style-name="DefaultParagraphFont" style:family="text">
      <style:text-properties style:font-name="Noto Sans Bengali" style:font-name-complex="Noto Sans Bengali"/>
    </style:style>
    <style:style style:name="T165" style:parent-style-name="DefaultParagraphFont" style:family="text">
      <style:text-properties style:font-name="Noto Sans Bengali" style:font-name-complex="Noto Sans Bengali"/>
    </style:style>
    <style:style style:name="T166" style:parent-style-name="DefaultParagraphFont" style:family="text">
      <style:text-properties style:font-name="Noto Sans Bengali" style:font-name-complex="Noto Sans Bengali"/>
    </style:style>
    <style:style style:name="T167" style:parent-style-name="DefaultParagraphFont" style:family="text">
      <style:text-properties style:font-name="Noto Sans Bengali" style:font-name-complex="Noto Sans Bengali"/>
    </style:style>
    <style:style style:name="T168" style:parent-style-name="DefaultParagraphFont" style:family="text">
      <style:text-properties style:font-name="Noto Sans Bengali" style:font-name-complex="Noto Sans Bengali"/>
    </style:style>
    <style:style style:name="T169" style:parent-style-name="DefaultParagraphFont" style:family="text">
      <style:text-properties style:font-name="Noto Sans Bengali" style:font-name-complex="Noto Sans Bengali"/>
    </style:style>
    <style:style style:name="T170" style:parent-style-name="DefaultParagraphFont" style:family="text">
      <style:text-properties style:font-name="Noto Sans Bengali" style:font-name-complex="Noto Sans Bengali"/>
    </style:style>
    <style:style style:name="T171" style:parent-style-name="DefaultParagraphFont" style:family="text">
      <style:text-properties style:font-name="Noto Sans Bengali" style:font-name-complex="Noto Sans Bengali"/>
    </style:style>
    <style:style style:name="T172" style:parent-style-name="DefaultParagraphFont" style:family="text">
      <style:text-properties style:font-name="Noto Sans Bengali" style:font-name-complex="Noto Sans Bengali"/>
    </style:style>
    <style:style style:name="T173" style:parent-style-name="DefaultParagraphFont" style:family="text">
      <style:text-properties style:font-name="Noto Sans Bengali" style:font-name-complex="Noto Sans Bengali"/>
    </style:style>
    <style:style style:name="T174" style:parent-style-name="DefaultParagraphFont" style:family="text">
      <style:text-properties style:font-name="Noto Sans Bengali" style:font-name-complex="Noto Sans Bengali"/>
    </style:style>
    <style:style style:name="T175" style:parent-style-name="DefaultParagraphFont" style:family="text">
      <style:text-properties style:font-name="Noto Sans Bengali" style:font-name-complex="Noto Sans Bengali"/>
    </style:style>
    <style:style style:name="T176" style:parent-style-name="DefaultParagraphFont" style:family="text">
      <style:text-properties style:font-name="Noto Sans Bengali" style:font-name-complex="Noto Sans Bengali"/>
    </style:style>
    <style:style style:name="T177" style:parent-style-name="DefaultParagraphFont" style:family="text">
      <style:text-properties style:font-name="Noto Sans Bengali" style:font-name-complex="Noto Sans Bengali"/>
    </style:style>
    <style:style style:name="T178" style:parent-style-name="DefaultParagraphFont" style:family="text">
      <style:text-properties style:font-name="Noto Sans Bengali" style:font-name-complex="Noto Sans Bengali"/>
    </style:style>
    <style:style style:name="T179" style:parent-style-name="DefaultParagraphFont" style:family="text">
      <style:text-properties style:font-name="Noto Sans Bengali" style:font-name-complex="Noto Sans Bengali"/>
    </style:style>
    <style:style style:name="T180" style:parent-style-name="DefaultParagraphFont" style:family="text">
      <style:text-properties style:font-name="Noto Sans Bengali" style:font-name-complex="Noto Sans Bengali"/>
    </style:style>
    <style:style style:name="T181" style:parent-style-name="DefaultParagraphFont" style:family="text">
      <style:text-properties style:font-name="Noto Sans Bengali" style:font-name-complex="Noto Sans Bengali"/>
    </style:style>
    <style:style style:name="T182" style:parent-style-name="DefaultParagraphFont" style:family="text">
      <style:text-properties style:font-name="Noto Sans Bengali" style:font-name-complex="Noto Sans Bengali"/>
    </style:style>
    <style:style style:name="T183" style:parent-style-name="DefaultParagraphFont" style:family="text">
      <style:text-properties style:font-name="Noto Sans Bengali" style:font-name-complex="Noto Sans Bengali"/>
    </style:style>
    <style:style style:name="T184" style:parent-style-name="DefaultParagraphFont" style:family="text">
      <style:text-properties style:font-name="Noto Sans Bengali" style:font-name-complex="Noto Sans Bengali"/>
    </style:style>
    <style:style style:name="T185" style:parent-style-name="DefaultParagraphFont" style:family="text">
      <style:text-properties style:font-name="Noto Sans Bengali" style:font-name-complex="Noto Sans Bengali"/>
    </style:style>
    <style:style style:name="T186" style:parent-style-name="DefaultParagraphFont" style:family="text">
      <style:text-properties style:font-name="Noto Sans Bengali" style:font-name-complex="Noto Sans Bengali"/>
    </style:style>
    <style:style style:name="T187" style:parent-style-name="DefaultParagraphFont" style:family="text">
      <style:text-properties style:font-name="Noto Sans Bengali" style:font-name-complex="Noto Sans Bengali"/>
    </style:style>
    <style:style style:name="T188" style:parent-style-name="DefaultParagraphFont" style:family="text">
      <style:text-properties style:font-name="Noto Sans Bengali" style:font-name-complex="Noto Sans Bengali"/>
    </style:style>
    <style:style style:name="T189" style:parent-style-name="DefaultParagraphFont" style:family="text">
      <style:text-properties style:font-name="Noto Sans Bengali" style:font-name-complex="Noto Sans Bengali"/>
    </style:style>
    <style:style style:name="T190" style:parent-style-name="DefaultParagraphFont" style:family="text">
      <style:text-properties style:font-name="Noto Sans Bengali" style:font-name-complex="Noto Sans Bengali"/>
    </style:style>
    <style:style style:name="T191" style:parent-style-name="DefaultParagraphFont" style:family="text">
      <style:text-properties style:font-name="Noto Sans Bengali" style:font-name-complex="Noto Sans Bengali"/>
    </style:style>
    <style:style style:name="T192" style:parent-style-name="DefaultParagraphFont" style:family="text">
      <style:text-properties style:font-name="Noto Sans Bengali" style:font-name-complex="Noto Sans Bengali"/>
    </style:style>
    <style:style style:name="T193" style:parent-style-name="DefaultParagraphFont" style:family="text">
      <style:text-properties style:font-name="Noto Sans Bengali" style:font-name-complex="Noto Sans Bengali"/>
    </style:style>
    <style:style style:name="T194" style:parent-style-name="DefaultParagraphFont" style:family="text">
      <style:text-properties style:font-name="Noto Sans Bengali" style:font-name-complex="Noto Sans Bengali"/>
    </style:style>
    <style:style style:name="T195" style:parent-style-name="DefaultParagraphFont" style:family="text">
      <style:text-properties style:font-name="Noto Sans Bengali" style:font-name-complex="Noto Sans Bengali"/>
    </style:style>
    <style:style style:name="T196" style:parent-style-name="DefaultParagraphFont" style:family="text">
      <style:text-properties style:font-name="Noto Sans Bengali" style:font-name-complex="Noto Sans Bengali"/>
    </style:style>
    <style:style style:name="T197" style:parent-style-name="DefaultParagraphFont" style:family="text">
      <style:text-properties style:font-name="Noto Sans Bengali" style:font-name-complex="Noto Sans Bengali"/>
    </style:style>
    <style:style style:name="T198" style:parent-style-name="DefaultParagraphFont" style:family="text">
      <style:text-properties style:font-name="Noto Sans Bengali" style:font-name-complex="Noto Sans Bengali"/>
    </style:style>
    <style:style style:name="T199" style:parent-style-name="DefaultParagraphFont" style:family="text">
      <style:text-properties style:font-name="Noto Sans Bengali" style:font-name-complex="Noto Sans Bengali"/>
    </style:style>
    <style:style style:name="T200" style:parent-style-name="DefaultParagraphFont" style:family="text">
      <style:text-properties style:font-name="Noto Sans Bengali" style:font-name-complex="Noto Sans Bengali"/>
    </style:style>
    <style:style style:name="T201" style:parent-style-name="DefaultParagraphFont" style:family="text">
      <style:text-properties style:font-name="Noto Sans Bengali" style:font-name-complex="Noto Sans Bengali"/>
    </style:style>
    <style:style style:name="T202" style:parent-style-name="DefaultParagraphFont" style:family="text">
      <style:text-properties style:font-name="Noto Sans Bengali" style:font-name-complex="Noto Sans Bengali"/>
    </style:style>
    <style:style style:name="T203" style:parent-style-name="DefaultParagraphFont" style:family="text">
      <style:text-properties style:font-name="Noto Sans Bengali" style:font-name-complex="Noto Sans Bengali"/>
    </style:style>
    <style:style style:name="T204" style:parent-style-name="DefaultParagraphFont" style:family="text">
      <style:text-properties style:font-name="Noto Sans Bengali" style:font-name-complex="Noto Sans Bengali"/>
    </style:style>
    <style:style style:name="T205" style:parent-style-name="DefaultParagraphFont" style:family="text">
      <style:text-properties style:font-name="Noto Sans Bengali" style:font-name-complex="Noto Sans Bengali"/>
    </style:style>
    <style:style style:name="T206" style:parent-style-name="DefaultParagraphFont" style:family="text">
      <style:text-properties style:font-name="Noto Sans Bengali" style:font-name-complex="Noto Sans Bengali"/>
    </style:style>
    <style:style style:name="T207" style:parent-style-name="DefaultParagraphFont" style:family="text">
      <style:text-properties style:font-name="Noto Sans Bengali" style:font-name-complex="Noto Sans Bengali"/>
    </style:style>
    <style:style style:name="T208" style:parent-style-name="DefaultParagraphFont" style:family="text">
      <style:text-properties style:font-name="Noto Sans Bengali" style:font-name-complex="Noto Sans Bengali"/>
    </style:style>
    <style:style style:name="P209" style:parent-style-name="Normal" style:family="paragraph">
      <style:text-properties style:font-name="Noto Sans Bengali" style:font-name-complex="Noto Sans Bengali"/>
    </style:style>
    <style:style style:name="P210" style:parent-style-name="Normal" style:family="paragraph">
      <style:text-properties style:font-name="Noto Sans Bengali" style:font-name-complex="Noto Sans Bengali"/>
    </style:style>
    <style:style style:name="P211" style:parent-style-name="Normal" style:family="paragraph">
      <style:text-properties style:font-name="Noto Sans Bengali" style:font-name-complex="Noto Sans Bengali"/>
    </style:style>
    <style:style style:name="P21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Noto Sans Bengali" style:font-name-complex="Noto Sans Bengali"/>
    </style:style>
    <style:style style:name="T213" style:parent-style-name="DefaultParagraphFont" style:family="text">
      <style:text-properties style:font-name="Noto Sans Bengali" style:font-name-complex="Noto Sans Bengali"/>
    </style:style>
    <style:style style:name="T214" style:parent-style-name="DefaultParagraphFont" style:family="text">
      <style:text-properties style:font-name="Noto Sans Bengali" style:font-name-complex="Noto Sans Bengali" style:language-complex="hi" style:country-complex="IN"/>
    </style:style>
    <style:style style:name="P215" style:parent-style-name="Normal" style:family="paragraph">
      <style:text-properties style:font-name="Noto Sans Bengali" style:font-name-complex="Noto Sans Bengali" style:script-type="complex" style:language-complex="bn" style:country-complex="IN"/>
    </style:style>
    <style:style style:name="P21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17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18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19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20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21" style:parent-style-name="DefaultParagraphFont" style:family="text">
      <style:text-properties style:font-name="Noto Sans Bengali" style:font-name-complex="Noto Sans Bengali" style:language-complex="bn" style:country-complex="IN"/>
    </style:style>
    <style:style style:name="T222" style:parent-style-name="DefaultParagraphFont" style:family="text">
      <style:text-properties style:font-name="Noto Sans Bengali" style:font-name-complex="Noto Sans Bengali" style:language-complex="bn" style:country-complex="IN"/>
    </style:style>
    <style:style style:name="T223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24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25" style:parent-style-name="DefaultParagraphFont" style:family="text">
      <style:text-properties style:font-name-complex="Noto Sans Bengali" style:script-type="complex" style:language-complex="bn" style:country-complex="IN"/>
    </style:style>
    <style:style style:name="T226" style:parent-style-name="DefaultParagraphFont" style:family="text">
      <style:text-properties style:font-name-complex="Noto Sans Bengali" style:script-type="complex" style:language-complex="bn" style:country-complex="IN"/>
    </style:style>
    <style:style style:name="T227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28" style:parent-style-name="DefaultParagraphFont" style:family="text">
      <style:text-properties style:font-name="Noto Sans Bengali" style:font-name-complex="Noto Sans Bengali" style:language-complex="bn" style:country-complex="IN"/>
    </style:style>
    <style:style style:name="T229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30" style:parent-style-name="DefaultParagraphFont" style:family="text">
      <style:text-properties style:font-name="Noto Sans Bengali" style:font-name-complex="Noto Sans Bengali" style:language-complex="bn" style:country-complex="IN"/>
    </style:style>
    <style:style style:name="T231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32" style:parent-style-name="DefaultParagraphFont" style:family="text">
      <style:text-properties style:font-name="Noto Sans Bengali" style:font-name-complex="Noto Sans Bengali" style:language-complex="bn" style:country-complex="IN"/>
    </style:style>
    <style:style style:name="T233" style:parent-style-name="DefaultParagraphFont" style:family="text">
      <style:text-properties style:font-name-complex="Noto Sans Bengali" style:script-type="complex" style:language-complex="bn" style:country-complex="IN"/>
    </style:style>
    <style:style style:name="T234" style:parent-style-name="DefaultParagraphFont" style:family="text">
      <style:text-properties style:font-name="Noto Sans Bengali" style:font-name-complex="Noto Sans Bengali" style:language-complex="bn" style:country-complex="IN"/>
    </style:style>
    <style:style style:name="T235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36" style:parent-style-name="DefaultParagraphFont" style:family="text">
      <style:text-properties style:font-name="Noto Sans Bengali" style:font-name-complex="Noto Sans Bengali" style:language-complex="bn" style:country-complex="IN"/>
    </style:style>
    <style:style style:name="T237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P23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Noto Sans Bengali" style:font-name-complex="Noto Sans Bengali" style:language-complex="bn" style:country-complex="IN"/>
    </style:style>
    <style:style style:name="T239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40" style:parent-style-name="DefaultParagraphFont" style:family="text">
      <style:text-properties style:font-name="Noto Sans Bengali" style:font-name-complex="Noto Sans Bengali" style:language-complex="bn" style:country-complex="IN"/>
    </style:style>
    <style:style style:name="T241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42" style:parent-style-name="DefaultParagraphFont" style:family="text">
      <style:text-properties style:font-name="Noto Sans Bengali" style:font-name-complex="Noto Sans Bengali" style:language-complex="bn" style:country-complex="IN"/>
    </style:style>
    <style:style style:name="T243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44" style:parent-style-name="DefaultParagraphFont" style:family="text">
      <style:text-properties style:font-name="Noto Sans Bengali" style:font-name-complex="Noto Sans Bengali" style:language-complex="bn" style:country-complex="IN"/>
    </style:style>
    <style:style style:name="T245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46" style:parent-style-name="DefaultParagraphFont" style:family="text">
      <style:text-properties style:font-name="Noto Sans Bengali" style:font-name-complex="Noto Sans Bengali" style:language-complex="bn" style:country-complex="IN"/>
    </style:style>
    <style:style style:name="T247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48" style:parent-style-name="DefaultParagraphFont" style:family="text">
      <style:text-properties style:font-name="Noto Sans Bengali" style:font-name-complex="Noto Sans Bengali" style:language-complex="bn" style:country-complex="IN"/>
    </style:style>
    <style:style style:name="T249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50" style:parent-style-name="DefaultParagraphFont" style:family="text">
      <style:text-properties style:font-name="Noto Sans Bengali" style:font-name-complex="Noto Sans Bengali" style:language-complex="bn" style:country-complex="IN"/>
    </style:style>
    <style:style style:name="T251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52" style:parent-style-name="DefaultParagraphFont" style:family="text">
      <style:text-properties style:font-name="Noto Sans Bengali" style:font-name-complex="Noto Sans Bengali" style:language-complex="bn" style:country-complex="IN"/>
    </style:style>
    <style:style style:name="T253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54" style:parent-style-name="DefaultParagraphFont" style:family="text">
      <style:text-properties style:font-name="Noto Sans Bengali" style:font-name-complex="Noto Sans Bengali" style:language-complex="bn" style:country-complex="IN"/>
    </style:style>
    <style:style style:name="T255" style:parent-style-name="DefaultParagraphFont" style:family="text">
      <style:text-properties style:font-name="Noto Sans Bengali" style:font-name-complex="Noto Sans Bengali" style:script-type="complex" style:language-complex="bn" style:country-complex="IN"/>
    </style:style>
    <style:style style:name="T256" style:parent-style-name="DefaultParagraphFont" style:family="text">
      <style:text-properties style:font-name="Noto Sans Bengali" style:font-name-complex="Noto Sans Bengali" style:language-complex="hi" style:country-complex="IN"/>
    </style:style>
    <style:style style:name="P257" style:parent-style-name="Normal" style:family="paragraph">
      <style:text-properties style:font-name-complex="Vrinda" style:script-type="complex" style:language-complex="bn" style:country-complex="IN"/>
    </style:style>
    <style:style style:name="P25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59" style:parent-style-name="DefaultParagraphFont" style:family="text">
      <style:text-properties style:font-name="Segoe UI Symbol" style:font-name-complex="Segoe UI Symbol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a xlink:href="https://youtu.be/flELuiltdnQ?si=Vvq40DET6ZUtC51J" office:target-frame-name="_top" xlink:show="replace"><text:span text:style-name="Hyperlink">https://youtu.be/flELuiltdnQ?si=Vvq40DET6ZUtC51J</text:span></text:a><text:s/>(Vedio link)</text:p>
      <text:p text:style-name="Normal"/>
      <text:p text:style-name="P2"><text:span text:style-name="T3">নিরাপদে</text:span><text:s/><text:span text:style-name="T4">ওজন</text:span><text:s/><text:span text:style-name="T5">কমানোর</text:span><text:s/><text:span text:style-name="T6">আরেক</text:span><text:s/><text:span text:style-name="T7">নাম</text:span><text:s/><text:span text:style-name="T8">কিটো</text:span><text:s/><text:span text:style-name="T9">ব্লু</text:span><text:s/><text:span text:style-name="T10">টি</text:span><text:span text:style-name="T11"><text:s/></text:span><text:span text:style-name="T12">(</text:span><text:span text:style-name="T13">1line content</text:span><text:span text:style-name="T14">)</text:span></text:p>
      <text:p text:style-name="P15"/>
      <text:p text:style-name="Normal"><text:span text:style-name="T16">(</text:span><text:span text:style-name="T17">প্রোডাক্ট ডিটেইলস)</text:span><text:span text:style-name="T18"><text:s/></text:span><text:span text:style-name="T19">:<text:s/></text:span><text:span text:style-name="T20">কিটো</text:span><text:span text:style-name="T21"><text:s/></text:span><text:span text:style-name="T22">ব্লু</text:span><text:span text:style-name="T23"><text:s/></text:span><text:span text:style-name="T24">টি</text:span><text:span text:style-name="T25"><text:s/></text:span><text:span text:style-name="T26">এর</text:span><text:span text:style-name="T27"><text:s/></text:span><text:span text:style-name="T28">প্রধান</text:span><text:span text:style-name="T29"><text:s/></text:span><text:span text:style-name="T30">কাজ</text:span><text:span text:style-name="T31"><text:s/></text:span><text:span text:style-name="T32">হলো</text:span><text:span text:style-name="T33"><text:s/></text:span><text:span text:style-name="T34">আপনার</text:span><text:span text:style-name="T35"><text:s/></text:span><text:span text:style-name="T36">শরীরের</text:span><text:span text:style-name="T37"><text:s/></text:span><text:span text:style-name="T38">বিভিন্ন</text:span><text:span text:style-name="T39"><text:s/></text:span><text:span text:style-name="T40">অংশের</text:span><text:span text:style-name="T41"><text:s/></text:span><text:span text:style-name="T42">অতিরিক্ত</text:span><text:span text:style-name="T43"><text:s/></text:span><text:span text:style-name="T44">ফ্যাট</text:span><text:span text:style-name="T45"><text:s/></text:span><text:span text:style-name="T46">বার্ন</text:span><text:span text:style-name="T47"><text:s/></text:span><text:span text:style-name="T48">করবে</text:span><text:span text:style-name="T49">,<text:s/></text:span><text:span text:style-name="T50">মেদ</text:span><text:span text:style-name="T51"><text:s/></text:span><text:span text:style-name="T52">ভুড়ি</text:span><text:span text:style-name="T53"><text:s/></text:span><text:span text:style-name="T54">কমিয়ে</text:span><text:span text:style-name="T55"><text:s/></text:span><text:span text:style-name="T56">আনবে</text:span><text:span text:style-name="T57"><text:s/></text:span><text:span text:style-name="T58">এবং</text:span><text:span text:style-name="T59"><text:s/></text:span><text:span text:style-name="T60">আপনার</text:span><text:span text:style-name="T61"><text:s/></text:span><text:span text:style-name="T62">ত্বকের</text:span><text:span text:style-name="T63"><text:s/></text:span><text:span text:style-name="T64">উজ্জ্বলতা</text:span><text:span text:style-name="T65"><text:s/></text:span><text:span text:style-name="T66">বাড়াবে।আপনাকে</text:span><text:span text:style-name="T67"><text:s/></text:span><text:span text:style-name="T68">একটা</text:span><text:span text:style-name="T69"><text:s/></text:span><text:span text:style-name="T70">পারফেক্ট</text:span><text:span text:style-name="T71"><text:s/></text:span><text:span text:style-name="T72">শেইফ</text:span><text:span text:style-name="T73"><text:s/></text:span><text:span text:style-name="T74">এনে</text:span><text:span text:style-name="T75"><text:s/></text:span><text:span text:style-name="T76">দিবে।</text:span><text:span text:style-name="T77"><text:s/></text:span><text:span text:style-name="T78">যার</text:span><text:span text:style-name="T79"><text:s/></text:span><text:span text:style-name="T80">কারনে</text:span><text:span text:style-name="T81"><text:s/></text:span><text:span text:style-name="T82">আপনাকে</text:span><text:span text:style-name="T83"><text:s/></text:span><text:span text:style-name="T84">দেখতে</text:span><text:span text:style-name="T85"><text:s/></text:span><text:span text:style-name="T86">স্মার্ট</text:span><text:span text:style-name="T87"><text:s/></text:span><text:span text:style-name="T88">ও</text:span><text:span text:style-name="T89"><text:s/></text:span><text:span text:style-name="T90">সুদর্শন</text:span><text:span text:style-name="T91"><text:s/></text:span><text:span text:style-name="T92">লাগবে।কিটো</text:span><text:span text:style-name="T93"><text:s/></text:span><text:span text:style-name="T94">ব্লু</text:span><text:span text:style-name="T95"><text:s/></text:span><text:span text:style-name="T96">টি</text:span><text:span text:style-name="T97"><text:s/></text:span><text:span text:style-name="T98">এর</text:span><text:span text:style-name="T99"><text:s/></text:span><text:span text:style-name="T100">প্রধান</text:span><text:span text:style-name="T101"><text:s/></text:span><text:span text:style-name="T102">২</text:span><text:span text:style-name="T103"><text:s/></text:span><text:span text:style-name="T104">টি</text:span><text:span text:style-name="T105"><text:s/></text:span><text:span text:style-name="T106">উপদান</text:span><text:span text:style-name="T107"><text:s/></text:span><text:span text:style-name="T108">হলো</text:span><text:span text:style-name="T109"><text:s/></text:span><text:span text:style-name="T110">অপরাজিতা</text:span><text:span text:style-name="T111"><text:s/></text:span><text:span text:style-name="T112">ফুলের</text:span><text:span text:style-name="T113"><text:s/></text:span><text:span text:style-name="T114">নির্যাস</text:span><text:span text:style-name="T115"><text:s/></text:span><text:span text:style-name="T116">এবং</text:span><text:span text:style-name="T117"><text:s/></text:span><text:span text:style-name="T118">লেমন</text:span><text:span text:style-name="T119"><text:s/></text:span><text:span text:style-name="T120">গ্রাস।এছাড়া</text:span><text:span text:style-name="T121"><text:s/></text:span><text:span text:style-name="T122">ও</text:span><text:span text:style-name="T123"><text:s/></text:span><text:span text:style-name="T124">৪০</text:span><text:span text:style-name="T125"><text:s/></text:span><text:span text:style-name="T126">টি</text:span><text:span text:style-name="T127">'</text:span><text:span text:style-name="T128">র</text:span><text:span text:style-name="T129"><text:s/></text:span><text:span text:style-name="T130">ও</text:span><text:span text:style-name="T131"><text:s/></text:span><text:span text:style-name="T132">বেশি</text:span><text:span text:style-name="T133"><text:s/></text:span><text:span text:style-name="T134">উপদান</text:span><text:span text:style-name="T135"><text:s/></text:span><text:span text:style-name="T136">দিয়ে</text:span><text:span text:style-name="T137"><text:s/></text:span><text:span text:style-name="T138">তৈরি</text:span><text:span text:style-name="T139"><text:s/></text:span><text:span text:style-name="T140">এই</text:span><text:span text:style-name="T141"><text:s/></text:span><text:span text:style-name="T142">ব্লু</text:span><text:span text:style-name="T143"><text:s/></text:span><text:span text:style-name="T144">টি।এই</text:span><text:span text:style-name="T145"><text:s/></text:span><text:span text:style-name="T146">ব্লু</text:span><text:span text:style-name="T147"><text:s/></text:span><text:span text:style-name="T148">টি</text:span><text:span text:style-name="T149"><text:s/></text:span><text:span text:style-name="T150">অ্যান্টিঅক্সিডেন্ট</text:span><text:span text:style-name="T151"><text:s/></text:span><text:span text:style-name="T152">১০</text:span><text:span text:style-name="T153"><text:s/></text:span><text:span text:style-name="T154">গুণ</text:span><text:span text:style-name="T155"><text:s/></text:span><text:span text:style-name="T156">বেশি</text:span><text:span text:style-name="T157"><text:s/></text:span><text:span text:style-name="T158">হজমে</text:span><text:span text:style-name="T159"><text:s/></text:span><text:span text:style-name="T160">সাহায্য</text:span><text:span text:style-name="T161"><text:s/></text:span><text:span text:style-name="T162">করে।</text:span><text:span text:style-name="T163"><text:s/></text:span><text:span text:style-name="T164">বমি</text:span><text:span text:style-name="T165"><text:s/></text:span><text:span text:style-name="T166">ভাব</text:span><text:span text:style-name="T167"><text:s/></text:span><text:span text:style-name="T168">কাটানোর</text:span><text:span text:style-name="T169"><text:s/></text:span><text:span text:style-name="T170">কাজেও</text:span><text:span text:style-name="T171"><text:s/></text:span><text:span text:style-name="T172">আসে</text:span><text:span text:style-name="T173"><text:s/></text:span><text:span text:style-name="T174">এই</text:span><text:span text:style-name="T175"><text:s/></text:span><text:span text:style-name="T176">চা</text:span><text:span text:style-name="T177"><text:s/></text:span><text:span text:style-name="T178">৷</text:span><text:span text:style-name="T179"><text:s/></text:span><text:span text:style-name="T180">এছাড়া</text:span><text:span text:style-name="T181"><text:s/></text:span><text:span text:style-name="T182">মস্তিষ্ক</text:span><text:span text:style-name="T183"><text:s/></text:span><text:span text:style-name="T184">জনিত</text:span><text:span text:style-name="T185"><text:s/></text:span><text:span text:style-name="T186">সমস্যা</text:span><text:span text:style-name="T187"><text:s/></text:span><text:span text:style-name="T188">যেমন</text:span><text:span text:style-name="T189"><text:s/></text:span><text:span text:style-name="T190">ডিমেনশিয়া</text:span><text:span text:style-name="T191"><text:s/></text:span><text:span text:style-name="T192">রোগীদের</text:span><text:span text:style-name="T193"><text:s/></text:span><text:span text:style-name="T194">জন্য</text:span><text:span text:style-name="T195"><text:s/></text:span><text:span text:style-name="T196">এই</text:span><text:span text:style-name="T197"><text:s/></text:span><text:span text:style-name="T198">চা</text:span><text:span text:style-name="T199"><text:s/></text:span><text:span text:style-name="T200">অত্যন্ত</text:span><text:span text:style-name="T201"><text:s/></text:span><text:span text:style-name="T202">উপকারী।</text:span><text:span text:style-name="T203"><text:s/></text:span><text:span text:style-name="T204">এটি</text:span><text:span text:style-name="T205"><text:s/>BCSIR<text:s/></text:span><text:span text:style-name="T206">দ্বারা</text:span><text:span text:style-name="T207"><text:s/></text:span><text:span text:style-name="T208">অনুমোদিত।</text:span></text:p>
      <text:p text:style-name="P209">**<text:s/>খাওয়ার<text:s/>নিয়ম:<text:s/>প্রতিদিন<text:s/>২বেলা<text:s/>করে<text:s/>খাওয়ার<text:s/>আগে<text:s/>সকালে<text:s/>ও<text:s/>রাতে<text:s text:c="2"/>খালি<text:s/>পেটে<text:s/>৩০<text:s/>থেকে<text:s/>৪০<text:s/>মিনিট<text:s/>আগে<text:s/>এক<text:s/>গ্লাস<text:s/>২০০<text:s/>মিলি<text:s/>কুসুম<text:s/>গরম<text:s/>পানির<text:s/>সাথে<text:s/>আধা<text:s/>চা<text:s/>চামচ<text:s/>পাউডার<text:s/>মিক্স<text:s/>করে<text:s/>খেয়ে<text:s/>ফেলবেন<text:s/>পুরোটা।</text:p>
      <text:p text:style-name="P210">কুসুম<text:s/>গরম<text:s/>পানিতে<text:s/>৩<text:s/>মিনিট<text:s/>ভিজিয়ে<text:s/>রাখবেন।</text:p>
      <text:p text:style-name="P211">এই<text:s/>পানিতে<text:s/>আদা<text:s/>এবং<text:s/>লেবুর<text:s/>রস<text:s/>মিশিয়ে<text:s/>খেতে<text:s/>পারবেন।</text:p>
      <text:p text:style-name="P212">**সারা<text:s/>বাংলাদেশে<text:s/>শুধুমাত্র<text:s/>আমরাই<text:s/>দিচ্ছি<text:s/>দ্রুততম<text:s/>সময়ে<text:s/>হোম<text:s/>ডেলিভারি<text:s/>সার্ভিস।<text:s/>কোন<text:s/>প্রকার<text:s/>এডভান্স<text:s/>ছাড়াই<text:s/>ঘরে<text:s/>বসে<text:s/>অর্ডার<text:s/>করুন<text:s/>আমাদের<text:s/>পণ্য।<text:s/>দ্রুততম<text:s/>সময়<text:s/>আমাদের<text:s/>ডেলিভারি<text:s/>ম্যান<text:s/>পণ্য<text:s/>নিয়ে<text:s/>আপনার<text:s/>কাছে<text:s/>পৌঁছে<text:s/>দিবে।</text:p>
      <text:p text:style-name="Normal"><text:span text:style-name="T213">একদম শেষে এই জিনিস টা দিবেন</text:span><text:span text:style-name="T214">:</text:span></text:p>
      <text:p text:style-name="P215">বিশেষ<text:s/>দ্রষ্টব্য...ছবি<text:s/>এবং<text:s/>বর্ণনার<text:s/>সাথে<text:s/>পণ্যের<text:s/>মিল<text:s/>থাকা<text:s/>সত্যেও<text:s/>আপনি<text:s/>পণ্য<text:s/>গ্রহন<text:s/>করতে<text:s/>না<text:s/>চাইলে<text:s/>ডেলিভারি<text:s text:c="2"/>চার্জ<text:s/>১২০<text:s/>টাকা<text:s text:c="2"/>বিকাশ<text:s/>করে<text:s/>রিটার্ন<text:s/>করবেন।<text:s/>আমরা<text:s/>প্রয়োজনীয়<text:s/>ব্যবস্থা<text:s/>নিব।</text:p>
      <text:p text:style-name="P216"><text:span text:style-name="T217">নাম্বার</text:span><text:span text:style-name="T218"><text:s/>: 01319038754 (</text:span><text:span text:style-name="T219">পার্সোনাল</text:span><text:span text:style-name="T220">)</text:span></text:p>
      <text:p text:style-name="Normal"><text:span text:style-name="T221"><draw:frame draw:z-index="251659264" draw:style-name="a0" draw:name="Picture 1" text:anchor-type="paragraph" svg:x="0in" svg:y="0.3375in" svg:width="2.86458in" svg:height="0.41667in" style:rel-width="scale" style:rel-height="scale"><draw:image xlink:href="media/image1.jpeg" xlink:type="simple" xlink:show="embed" xlink:actuate="onLoad"/><svg:title/><svg:desc/></draw:frame></text:span><text:span text:style-name="T222">price 1990<text:s/></text:span><text:span text:style-name="T223">কেটে</text:span><text:span text:style-name="T224"><text:s text:c="2"/>1420<text:s/></text:span><text:span text:style-name="T225">টাকা</text:span><text:span text:style-name="T226"><text:s/></text:span><text:span text:style-name="T227">দিবেন।</text:span><text:span text:style-name="T228"><text:s/></text:span><text:span text:style-name="T229">যেমন</text:span><text:span text:style-name="T230"><text:s/></text:span><text:span text:style-name="T231">টা</text:span><text:span text:style-name="T232"><text:s/></text:span><text:span text:style-name="T233">উপরের</text:span><text:span text:style-name="T234"><text:s/></text:span><text:span text:style-name="T235">ছবিতে</text:span><text:span text:style-name="T236"><text:s/></text:span><text:span text:style-name="T237">আছে</text:span></text:p>
      <text:p text:style-name="P238"/>
      <text:p text:style-name="Normal"><text:span text:style-name="T239">উপরে</text:span><text:span text:style-name="T240"><text:s/></text:span><text:span text:style-name="T241">কোন</text:span><text:span text:style-name="T242"><text:s/></text:span><text:span text:style-name="T243">একটি</text:span><text:span text:style-name="T244"><text:s/></text:span><text:span text:style-name="T245">জায়গায়</text:span><text:span text:style-name="T246"><text:s/></text:span><text:span text:style-name="T247">নিচের</text:span><text:span text:style-name="T248"><text:s/></text:span><text:span text:style-name="T249">পয়েন্টটি</text:span><text:span text:style-name="T250"><text:s/></text:span><text:span text:style-name="T251">যুক্ত</text:span><text:span text:style-name="T252"><text:s/></text:span><text:span text:style-name="T253">করে</text:span><text:span text:style-name="T254"><text:s/></text:span><text:span text:style-name="T255">দিবেন</text:span><text:span text:style-name="T256">।</text:span></text:p>
      <text:p text:style-name="P257">বিস্তারিত<text:s/>জানতে<text:s/>কল<text:s/>করুন<text:s/></text:p>
      <text:p text:style-name="P258"><text:span text:style-name="T259">📞</text:span>01861569699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Sans Bengali" svg:font-family="Noto Sans Bengali" style:font-family-generic="swiss" style:font-pitch="variable" svg:panose-1="0 0 0 0 0 0 0 0 0 0"/>
    <style:font-face style:name="Vrinda" svg:font-family="Vrinda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buj barua</meta:initial-creator>
    <dc:creator>sabuj barua</dc:creator>
    <meta:creation-date>2023-10-01T19:03:00Z</meta:creation-date>
    <dc:date>2023-10-01T19:03:00Z</dc:date>
    <meta:template xlink:href="Normal.dotm" xlink:type="simple"/>
    <meta:editing-cycles>26</meta:editing-cycles>
    <meta:editing-duration>PT1800S</meta:editing-duration>
    <meta:document-statistic meta:page-count="1" meta:paragraph-count="3" meta:word-count="240" meta:character-count="1611" meta:row-count="11" meta:non-whitespace-character-count="1374"/>
  </office:meta>
</office:document-meta>
</file>